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GyreChorus" svg:font-family="TeXGyreChorus" style:font-pitch="variable"/>
  </office:font-face-decls>
  <office:automatic-styles>
    <style:style style:name="P1" style:family="paragraph" style:parent-style-name="Text_20_body">
      <style:text-properties style:font-name="TeXGyreChorus" fo:font-size="14pt" style:font-size-asian="14pt" style:font-size-complex="14pt"/>
    </style:style>
    <style:style style:name="P2" style:family="paragraph" style:parent-style-name="Text_20_body">
      <style:text-properties style:font-name="TeXGyreChorus" fo:font-size="14pt" officeooo:paragraph-rsid="00073a40" style:font-size-asian="14pt" style:font-size-complex="14pt"/>
    </style:style>
    <style:style style:name="P3" style:family="paragraph" style:parent-style-name="Text_20_body">
      <style:text-properties style:font-name="TeXGyreChoru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ära pappa/morfar/farfar/onkel/moster/faster/orelatarede fader,</text:p>
      <text:p text:style-name="P1"/>
      <text:p text:style-name="P1">Grattis på Farsdag! Och vilken lyckansost du är!</text:p>
      <text:p text:style-name="P1"/>
      <text:p text:style-name="P1">Den här brevet är en biljett för att få undervising av mig i </text:p>
      <text:p text:style-name="P1">mit Lördagskurs lördag den 18:e November </text:p>
      <text:p text:style-name="P1"/>
      <text:p text:style-name="P1">Jag förstör att det är en svårt moment! </text:p>
      <text:p text:style-name="P1">Därför finns det alkoholfri öl och donuts för dig.</text:p>
      <text:p text:style-name="P1">Det blir en fin dag!</text:p>
      <text:p text:style-name="P1"/>
      <text:p text:style-name="P1">Adjöken, din dotter/son/sonson/sondotter/morson/mordotter/orelaterade dotter/orelaterade 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GyreChorus" svg:font-family="TeXGyreChoru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01:27.112064539</meta:creation-date>
    <dc:date>2023-11-11T08:25:02.771156494</dc:date>
    <meta:editing-duration>PT9M4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8" meta:word-count="57" meta:character-count="415" meta:non-whitespace-character-count="363"/>
  </office:meta>
</office:document-meta>
</file>